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a990"/>
    </style:style>
    <style:style style:name="P2" style:family="paragraph" style:parent-style-name="Standard">
      <style:text-properties style:font-name="Liberation Sans" officeooo:rsid="0011a990" officeooo:paragraph-rsid="0011a990"/>
    </style:style>
    <style:style style:name="P3" style:family="paragraph" style:parent-style-name="Standard">
      <style:text-properties style:font-name="Liberation Serif" officeooo:rsid="0011a990" officeooo:paragraph-rsid="0011a990"/>
    </style:style>
    <style:style style:name="P4" style:family="paragraph" style:parent-style-name="Standard">
      <style:text-properties style:font-name="Liberation Serif" officeooo:rsid="00157310" officeooo:paragraph-rsid="00157310"/>
    </style:style>
    <style:style style:name="P5" style:family="paragraph" style:parent-style-name="Standard">
      <style:text-properties style:font-name="Liberation Serif" officeooo:rsid="00171359" officeooo:paragraph-rsid="00171359"/>
    </style:style>
    <style:style style:name="P6" style:family="paragraph" style:parent-style-name="Standard">
      <style:text-properties style:font-name="Liberation Serif" officeooo:rsid="0018896d" officeooo:paragraph-rsid="0018896d"/>
    </style:style>
    <style:style style:name="P7" style:family="paragraph" style:parent-style-name="Heading_20_1">
      <style:text-properties style:font-name="Liberation Sans"/>
    </style:style>
    <style:style style:name="T1" style:family="text">
      <style:text-properties officeooo:rsid="0011ba55"/>
    </style:style>
    <style:style style:name="T2" style:family="text">
      <style:text-properties officeooo:rsid="00125fa7"/>
    </style:style>
    <style:style style:name="T3" style:family="text">
      <style:text-properties officeooo:rsid="00137c50"/>
    </style:style>
    <style:style style:name="T4" style:family="text">
      <style:text-properties officeooo:rsid="00157310"/>
    </style:style>
    <style:style style:name="T5" style:family="text">
      <style:text-properties officeooo:rsid="00171359"/>
    </style:style>
    <style:style style:name="T6" style:family="text">
      <style:text-properties officeooo:rsid="0018896d"/>
    </style:style>
    <style:style style:name="T7" style:family="text">
      <style:text-properties officeooo:rsid="0019d6a2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quirements</text:h>
      <text:p text:style-name="P1"/>
      <text:p text:style-name="P2">Purpose of the system, scope. (1/2 page)</text:p>
      <text:p text:style-name="P3">-<text:span text:style-name="T1">audit system</text:span></text:p>
      <text:p text:style-name="P3"/>
      <text:p text:style-name="P2">User population(s), including skill-levels in computing and in the application domain. (1-2 paragraphs)</text:p>
      <text:p text:style-name="P3">-<text:span text:style-name="T1">students</text:span></text:p>
      <text:p text:style-name="P3">-<text:span text:style-name="T1">admin</text:span></text:p>
      <text:p text:style-name="P3"/>
      <text:p text:style-name="P2">High-level description of the computing environment anticipated, including external systems with which the proposed system will have to interface. (1-2 paragraphs)</text:p>
      <text:p text:style-name="P3">-<text:span text:style-name="T1">filemaker</text:span></text:p>
      <text:p text:style-name="P3">-<text:span text:style-name="T1">banner</text:span></text:p>
      <text:p text:style-name="P3">-<text:span text:style-name="T1">android system</text:span></text:p>
      <text:p text:style-name="P3">-<text:span text:style-name="T1">our databases holding requirements/student data</text:span></text:p>
      <text:p text:style-name="P3"/>
      <text:p text:style-name="P2">Important data and terms. (Dictionary or glossary, 1-3 pages)</text:p>
      <text:p text:style-name="P3">-<text:span text:style-name="T7">terminology from the client</text:span></text:p>
      <text:p text:style-name="P3">-<text:span text:style-name="T7">john's world of terminology</text:span></text:p>
      <text:p text:style-name="P3">-<text:span text:style-name="T7">types of honors students</text:span></text:p>
      <text:p text:style-name="P3">-<text:span text:style-name="T7">honors requirements</text:span></text:p>
      <text:p text:style-name="P3">-<text:span text:style-name="T7">star lecture</text:span></text:p>
      <text:p text:style-name="P3"/>
      <text:p text:style-name="P2">Use case diagram</text:p>
      <text:p text:style-name="P3">-<text:span text:style-name="T2">honors student use case – application </text:span></text:p>
      <text:p text:style-name="P3">-<text:span text:style-name="T2">admin use case – website </text:span></text:p>
      <text:p text:style-name="P3"/>
      <text:p text:style-name="P2">Use case specification for each use case, including main flow of events and other details.</text:p>
      <text:p text:style-name="P3">-<text:span text:style-name="T6">audit requirements</text:span></text:p>
      <text:p text:style-name="P6">-view requirements</text:p>
      <text:p text:style-name="P6">-create requirements</text:p>
      <text:p text:style-name="P6">-update requirements</text:p>
      <text:p text:style-name="P6">-login</text:p>
      <text:p text:style-name="P6"/>
      <text:p text:style-name="P2">Functional requirements – specific requests on the user interface, initial ideas, layout, etc. (1-3 pages)</text:p>
      <text:p text:style-name="P3">-<text:span text:style-name="T3">view honors catalogue followed</text:span></text:p>
      <text:p text:style-name="P3">-<text:span text:style-name="T3">audit completed requirements</text:span></text:p>
      <text:p text:style-name="P3">-<text:span text:style-name="T3">update/create requirement catalogues</text:span></text:p>
      <text:p text:style-name="P3"/>
      <text:p text:style-name="P2">User documentation (manual and/or help files) giving all of the system functions visible to the user. (1-3 pages)</text:p>
      <text:p text:style-name="P3">-<text:span text:style-name="T6">help file for admin side</text:span></text:p>
      <text:p text:style-name="P3">-<text:span text:style-name="T6">help file for android</text:span></text:p>
      <text:p text:style-name="P3"/>
      <text:p text:style-name="P2">User interface prototype(s). (Screen capture, 2 to 6 pages)</text:p>
      <text:p text:style-name="P3"><text:soft-page-break/>-<text:span text:style-name="T4">admin screens</text:span></text:p>
      <text:p text:style-name="P3">-<text:span text:style-name="T4">student android screens</text:span></text:p>
      <text:p text:style-name="P3"/>
      <text:p text:style-name="P2">Non-functional requirements, such as performance, size, speed, security, usability, etc. (1/2 to 1 page)</text:p>
      <text:p text:style-name="P3">-<text:span text:style-name="T4">portability</text:span></text:p>
      <text:p text:style-name="P3">-<text:span text:style-name="T4">security</text:span></text:p>
      <text:p text:style-name="P4">-easy to use</text:p>
      <text:p text:style-name="P4"/>
      <text:p text:style-name="P2">Estimated size of the program (number of modules, lines of code). (1/2 page)</text:p>
      <text:p text:style-name="P3">-<text:span text:style-name="T5">android modules</text:span></text:p>
      <text:p text:style-name="P3">-<text:span text:style-name="T5">admin side</text:span></text:p>
      <text:p text:style-name="P5">-database</text:p>
      <text:p text:style-name="P5"/>
      <text:p text:style-name="P2">Validation of the requirements – a signed approval form from the client or an email from the client detailing corrections to th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2:10:37.543195000</meta:creation-date>
    <dc:date>2015-02-17T13:26:08.502235000</dc:date>
    <meta:editing-duration>PT1H10M23S</meta:editing-duration>
    <meta:editing-cycles>7</meta:editing-cycles>
    <meta:generator>LibreOffice/4.2.8.2$MacOSX_x86 LibreOffice_project/48d50dbfc06349262c9d50868e5c1f630a573ebd</meta:generator>
    <meta:document-statistic meta:table-count="0" meta:image-count="0" meta:object-count="0" meta:page-count="2" meta:paragraph-count="45" meta:word-count="240" meta:character-count="1702" meta:non-whitespace-character-count="1501"/>
  </office:meta>
</office:document-meta>
</file>